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Standard" style:list-style-name="L1"/>
    <style:style style:name="P3" style:family="paragraph" style:parent-style-name="Text_20_body">
      <style:paragraph-properties style:writing-mode="lr-tb"/>
    </style:style>
    <style:style style:name="P4" style:family="paragraph" style:parent-style-name="Text_20_body" style:list-style-name="L2">
      <style:paragraph-properties style:writing-mode="lr-tb"/>
    </style:style>
    <style:style style:name="P5" style:family="paragraph" style:parent-style-name="Text_20_body" style:list-style-name="L3">
      <style:paragraph-properties style:writing-mode="lr-tb"/>
    </style:style>
    <style:style style:name="P6" style:family="paragraph" style:parent-style-name="Text_20_body" style:list-style-name="L4">
      <style:paragraph-properties style:writing-mode="lr-tb"/>
    </style:style>
    <style:style style:name="P7" style:family="paragraph" style:parent-style-name="Text_20_body" style:list-style-name="L5">
      <style:paragraph-properties style:writing-mode="lr-t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n hérisson :</text:p>
      <text:p text:style-name="Standard"/>
      <text:p text:style-name="Standard">mes compétences techniques :</text:p>
      <text:p text:style-name="Standard"/>
      <text:list xml:id="list679194248954084615" text:style-name="L1">
        <text:list-item>
          <text:p text:style-name="P2">Initié au langage C, HTML, CSS</text:p>
        </text:list-item>
        <text:list-item>
          <text:p text:style-name="P2">Pratique quotidienne de l'outil informatique</text:p>
          <text:p text:style-name="P2">Savoirs-être :</text:p>
        </text:list-item>
        <text:list-item>
          <text:p text:style-name="P2">initié à la communication positive</text:p>
        </text:list-item>
        <text:list-item>
          <text:p text:style-name="P2">Créatif</text:p>
        </text:list-item>
        <text:list-item>
          <text:p text:style-name="P2">Curieux</text:p>
        </text:list-item>
        <text:list-item>
          <text:p text:style-name="P2">Sens de l'engagement</text:p>
        </text:list-item>
        <text:list-item>
          <text:p text:style-name="P2">Gestion du stress</text:p>
        </text:list-item>
        <text:list-item>
          <text:p text:style-name="P2">Gestion de projet</text:p>
        </text:list-item>
      </text:list>
      <text:p text:style-name="Standard"/>
      <text:p text:style-name="Standard"/>
      <text:list xml:id="list41708734" text:continue-numbering="true" text:style-name="L1">
        <text:list-header>
          <text:p text:style-name="P2">Ce qui me correspond le plus : Sujets spécifiques </text:p>
        </text:list-header>
        <text:list-item>
          <text:p text:style-name="P2">Créer des solutions par le biais du code</text:p>
          <text:p text:style-name="P2"/>
          <text:p text:style-name="P2">Ce qui me correspond le plus : expériences</text:p>
        </text:list-item>
        <text:list-item>
          <text:p text:style-name="P2">Participation à la piscine de l'école 42</text:p>
        </text:list-item>
        <text:list-item>
          <text:p text:style-name="P2">Suivi d'un cours d'initiation au HTML et CSS via openclassrooms</text:p>
          <text:p text:style-name="P2"/>
          <text:p text:style-name="P2">Ce qui me correspond le plus : activités engageantes</text:p>
        </text:list-item>
        <text:list-item>
          <text:p text:style-name="P2">Améliorer mon code pour le rendre fonctionnel</text:p>
          <text:p text:style-name="P2"/>
          <text:p text:style-name="P2">Ce qui me correspond le plus : figures et entreprises inspirantes :</text:p>
        </text:list-item>
        <text:list-item>
          <text:p text:style-name="P2">Xavier Niel et son école 42 qui offre un cadre d'apprentissage gratuit, innovant</text:p>
        </text:list-item>
        <text:list-item>
          <text:p text:style-name="P2">Rockstar games et leur licence GTA qui ont su s'appuyer sur un marketing provocateur tout en améliorant en permanence leurs jeux pour obtenir un succès mondial</text:p>
        </text:list-item>
        <text:list-item>
          <text:p text:style-name="P2">EPIC qui était un studio de programmation et qui a su évoluer en devenant une plateforme en concurrence à Steam</text:p>
          <text:p text:style-name="P2"/>
          <text:p text:style-name="P2">Ce qui me correspond le plus : contraintes personnels</text:p>
        </text:list-item>
        <text:list-item>
          <text:p text:style-name="P2">Manque d'expérience et de compétences dans les domaines du numérique</text:p>
        </text:list-item>
        <text:list-item>
          <text:p text:style-name="P2">Ayant 35 ans, ne peut pas faire un contrat en alternance</text:p>
          <text:p text:style-name="P2"/>
          <text:p text:style-name="P2">Ce qui me correspond le plus : Rôle idéal</text:p>
        </text:list-item>
        <text:list-item>
          <text:p text:style-name="P2">Je gère et soutien une équipe dans le cadre d'un projet de création de produit numérique<text:line-break/></text:p>
          <text:p text:style-name="P2">Ce qui fait tourner l'économie :</text:p>
          <text:p text:style-name="P2">Ce qui fait tourner l'économie : les jobboards :</text:p>
        </text:list-item>
        <text:list-item>
          <text:p text:style-name="P2">Indeed / 127 novelles offres liés à l'informatique en alsace Principalement administrateur réseau et système</text:p>
        </text:list-item>
        <text:list-item>
          <text:p text:style-name="P2">Cadremploi / <text:s/>21 offres liées à l'informatique en alsace : équilibre entre chef de projet, administrateur système et dévelopeur</text:p>
        </text:list-item>
        <text:list-item>
          <text:p text:style-name="P2">jobijoba / beaucoup d'offres, groupe fortil implanté à Mulhouse propose beaucoup d'offres ( groupe ingénierie industrielle)</text:p>
        </text:list-item>
        <text:list-item>
          <text:p text:style-name="P2">meteojob / une seule offre pertinente pour un poste de dev basée dans le haut rhin</text:p>
        </text:list-item>
        <text:list-item>
          <text:p text:style-name="P2">talent.com / Une quinzaine d'offres récente en dev sur le grand est</text:p>
        </text:list-item>
        <text:list-item>
          <text:p text:style-name="P2">welcometothejungle / s2i evolution agence web recrute des dev web</text:p>
        </text:list-item>
        <text:list-item>
          <text:p text:style-name="P2"><text:soft-page-break/>lesjeudis/ groupe alten recrute à Strasbourg, beaucoup d'offres tout niveaux confondus et tout secteur du numérique confondus / Celad secteur industriel beaucoup d'offres en dev et administrateur systeme reseau</text:p>
          <text:p text:style-name="P2">En résumé : Beaucoup d'offres disponibles pour des métiers du numérique dans le haut rhin, principalement dans les secteurs industriels et les ESN</text:p>
        </text:list-item>
        <text:list-item>
          <text:p text:style-name="P2">tech embarquée / dev web / technicien support informatique</text:p>
          <text:p text:style-name="P2"/>
        </text:list-item>
      </text:list>
      <text:p text:style-name="Standard">niveau de formation requis : Developpeur ( dwwm )</text:p>
      <text:p text:style-name="Standard">Bac + 2, formation possible au </text:p>
      <text:p text:style-name="Standard">-CCI campus de Colmar </text:p>
      <text:p text:style-name="Standard"/>
      <text:p text:style-name="Standard">-greta ( septembre à juin )</text:p>
      <text:p text:style-name="Standard"/>
      <text:p text:style-name="Standard">-alt/ ( télépresentiel )</text:p>
      <text:p text:style-name="Standard">Formations disponibles immédiatement</text:p>
      <text:p text:style-name="Standard"/>
      <text:p text:style-name="Standard">version texte</text:p>
      <text:p text:style-name="Standard"/>
      <text:p text:style-name="Text_20_body">Là où je peux être le meilleur :</text:p>
      <text:list xml:id="list7664699573291866262" text:style-name="L2">
        <text:list-item>
          <text:p text:style-name="P4"><text:span text:style-name="Strong_20_Emphasis">Compétences techniques</text:span> : Initié au C, HTML et CSS, je dispose d’une base de compétences en codage. Ma pratique quotidienne de l’informatique me permet de maîtriser rapidement les outils technologiques et d’appliquer mes connaissances à des projets concrets.</text:p>
        </text:list-item>
        <text:list-item>
          <text:p text:style-name="P4"><text:span text:style-name="Strong_20_Emphasis">Savoir-être</text:span> : Ma créativité et ma curiosité m’incitent à explorer des approches innovantes, tandis que mon sens de l’engagement assure ma détermination à mener à bien les projets. Ma gestion du stress, mes compétences en organisation de projets et mon initiation à la communication positive font de moi un collaborateur fiable et un potentiel leader.</text:p>
        </text:list-item>
      </text:list>
      <text:p text:style-name="P1">Ce qui me correspond le plus :</text:p>
      <text:list xml:id="list6065436300335799309" text:style-name="L3">
        <text:list-item>
          <text:p text:style-name="P5"><text:span text:style-name="Strong_20_Emphasis">Passion pour le code</text:span> : Créer des solutions par le code est ma principale motivation. Mon plaisir à optimiser mon code pour le rendre fonctionnel reflète ma rigueur et mon envie de produire des résultats de qualité, en phase avec ma curiosité technique.</text:p>
        </text:list-item>
        <text:list-item>
          <text:p text:style-name="P5"><text:span text:style-name="Strong_20_Emphasis">Expériences formatrices</text:span> : La piscine de l’école 42 m’a immergé dans un apprentissage intensif, développant ma capacité à résoudre des problèmes et à trouver des solutions par moi-même. Le cours HTML/CSS sur OpenClassrooms m’a initié aux technologies web, consolidant mon intérêt pour le développement.</text:p>
        </text:list-item>
        <text:list-item>
          <text:p text:style-name="P5"><text:span text:style-name="Strong_20_Emphasis">Figures et entreprises inspirantes</text:span> :</text:p>
          <text:list>
            <text:list-item>
              <text:p text:style-name="P5"><text:span text:style-name="Strong_20_Emphasis">Xavier Niel et l’école 42</text:span> : L’approche novatrice de Xavier Niel avec l’école 42, axée sur un apprentissage gratuit et pratique, m’inspire. Ce modèle valorisant l’autonomie correspond à ma façon d’apprendre et à mon ambition de progresser en développement.</text:p>
            </text:list-item>
            <text:list-item>
              <text:p text:style-name="P5"><text:span text:style-name="Strong_20_Emphasis">Rockstar Games et GTA</text:span> : Rockstar Games allie créativité et excellence technique avec GTA, soutenu par un marketing audacieux. Leur innovation constante m’encourage à concevoir des solutions évolutives et impactantes.</text:p>
            </text:list-item>
            <text:list-item>
              <text:p text:style-name="P5"><text:span text:style-name="Strong_20_Emphasis">Epic Games</text:span> : D’un studio de programmation à une plateforme concurrente de Steam, Epic Games incarne l’adaptabilité. Ce parcours m’inspire pour m’impliquer dans des projets numériques combinant technique et vision stratégique.</text:p>
            </text:list-item>
          </text:list>
        </text:list-item>
        <text:list-item>
          <text:p text:style-name="P5"><text:span text:style-name="Strong_20_Emphasis">Contraintes personnelles</text:span> : À 35 ans, je suis exclu des contrats en alternance, et mon <text:soft-page-break/>manque d’expérience dans le numérique est une limite. De plus, je souhaite concrétiser un retour à l'emploi rapidement. Ces contraintes m’orientent vers des formations courtes pour une reconversion rapide, sur un poste demandé et accessible.</text:p>
        </text:list-item>
        <text:list-item>
          <text:p text:style-name="P5"><text:span text:style-name="Strong_20_Emphasis">Rôle idéal</text:span> : Je m’épanouis dans la gestion et le soutien d’une équipe pour créer des produits numériques. Ce rôle valorise ma passion pour le code, mes compétences organisationnelles et mon envie de collaborer à des projets innovants.</text:p>
        </text:list-item>
      </text:list>
      <text:p text:style-name="P1">Ce qui fait tourner l’économie :</text:p>
      <text:list xml:id="list4634816109517858758" text:style-name="L4">
        <text:list-item>
          <text:p text:style-name="P6"><text:span text:style-name="Strong_20_Emphasis">Marché de l’emploi</text:span> : Le secteur numérique dans le Haut-Rhin est florissant et dynamique, selon Indeed, Cadremploi, talent.com et lesjeudis. Des entreprises comme Fortil, Alten, Celad et S2I Evolution recrutent activement pour des postes variés : administrateurs réseau/système, chefs de projet, développeurs web, techniciens support informatique en tête de liste. Cette diversité reflète un besoin constant de compétences techniques.</text:p>
        </text:list-item>
        <text:list-item>
          <text:p text:style-name="P6"><text:span text:style-name="Strong_20_Emphasis">Formations accessibles</text:span> : Le métier de développeur web, via la formation DWWM (Bac+2), est accessible via des programmes immédiats au CCI Campus de Colmar, au Greta (septembre à juin) ou en téléprésentiel via Alt. D’autres métiers, comme administrateur réseau ou technicien support, requièrent souvent des formations similaires ou plus longues qui sont également dispensées.</text:p>
        </text:list-item>
      </text:list>
      <text:p text:style-name="P1">Dégrossissement progressif du choix de carrière :</text:p>
      <text:list xml:id="list8246229807965276100" text:style-name="L5">
        <text:list-item>
          <text:p text:style-name="P7"><text:span text:style-name="Strong_20_Emphasis">Administrateur réseau/système</text:span> : Ce métier valorise la gestion d’infrastructures techniques, un domaine où mes compétences informatiques quotidiennes et ma gestion du stress pourraient s’appliquer. Cependant, il demande une expertise approfondie en réseaux, que je n’ai pas encore, et m’éloigne de ma passion pour la création via le code.</text:p>
        </text:list-item>
        <text:list-item>
          <text:p text:style-name="P7"><text:span text:style-name="Strong_20_Emphasis">Chef de projet</text:span> : Les offres sur Cadremploi montrent une demande pour les chefs de projet, un rôle aligné avec mon sens de l’organisation et mon envie de gérer une équipe. Toutefois, ce poste nécessite souvent une expérience significative et une vision stratégique que je dois encore développer, rendant l’accès plus complexe à court terme.</text:p>
        </text:list-item>
        <text:list-item>
          <text:p text:style-name="P7"><text:span text:style-name="Strong_20_Emphasis">Technicien support informatique</text:span> : Ce métier est accessible avec des formations courtes et correspond à ma maîtrise de l’informatique. Cependant, il se concentre sur la résolution de problèmes techniques existants plutôt que sur la création de solutions nouvelles, ce qui est moins en phase avec ma créativité.</text:p>
        </text:list-item>
        <text:list-item>
          <text:p text:style-name="P7"><text:span text:style-name="Strong_20_Emphasis">Ingénieur système embarqué</text:span> : Les offres de Fortil et Celad montrent un intérêt pour la tech embarquée, un domaine technique fascinant axé sur l'industrie. Mais il exige des compétences pointues en programmation (comme le C, que je connais partiellement) et des connaissances en électronique, qui dépassent mes acquis actuels et qui demande un investissement long en apprentissage.</text:p>
        </text:list-item>
        <text:list-item>
          <text:p text:style-name="P7"><text:span text:style-name="Strong_20_Emphasis">Développeur web</text:span> : Parmi ces options, le développement web se distingue. Il valorise ma créativité, mon initiation à HTML/CSS et ma passion pour coder des solutions fonctionnelles. Les formations DWWM, courtes et accessibles, répondent à mes contraintes d’âge et d’expérience. La demande dans le Grand Est garantit des opportunités concrètes.</text:p>
        </text:list-item>
      </text:list>
      <text:p text:style-name="P1">Conclusion : Pourquoi devenir développeur web ?</text:p>
      <text:p text:style-name="P1">Après avoir exploré les métiers du numérique, le développement web s’impose comme le choix optimal. Il allie mes compétences techniques (HTML, CSS, C), ma créativité et mon engagement à créer des solutions innovantes. Je vois dans ce métier un moyen de produire des projets numériques percutants, avec un potentiel d’évolution vers la gestion d’équipe. Malgré mon manque d’expérience, les formations au CCI, Greta ou Alt, combinées à la demande en développeurs dans le Haut-Rhin, rendent cette reconversion réaliste. Le développement web est la voie où je peux <text:soft-page-break/>m’épanouir rapidement tout en répondant aux besoins du secteur numérique.,</text:p>
      <text:p text:style-name="P1"/>
      <text:p text:style-name="P1">Le marché de l’emploi dans le secteur informatique en Alsace, et plus particulièrement dans le Haut-Rhin, affiche un dynamisme notable, caractérisé par une diversité d’opportunités professionnelles au sein des métiers du numérique. L’analyse des principales plateformes de recrutement révèle une concentration significative d’offres, principalement dans les domaines de l’administration réseau et systèmes, du développement web, de la gestion de projets et du support informatique, avec une forte présence des secteurs industriels et des entreprises de services numériques (ESN).</text:p>
      <text:p text:style-name="Text_20_body">Sur Indeed, le volume d’offres récentes est particulièrement élevé, avec une prédominance de postes d’administrateurs réseau et systèmes, reflétant une demande soutenue pour la gestion et la sécurisation des infrastructures informatiques. Cadremploi, quant à lui, propose un équilibre entre des rôles variés, incluant chefs de projet, administrateurs systèmes et développeurs, ce qui indique une diversité dans les besoins des entreprises, allant de la gestion stratégique à la mise en œuvre technique. Jobijoba met en lumière l’implantation notable du groupe Fortil à Mulhouse, un acteur clé dans l’ingénierie industrielle, qui contribue à une forte concentration d’offres dans ce secteur, particulièrement pour des profils techniques.</text:p>
      <text:p text:style-name="Text_20_body">D’autres plateformes, comme Meteojob, présentent une offre plus restreinte, avec une seule opportunité pertinente dans le Haut-Rhin pour un poste de développeur, suggérant une certaine hétérogénéité dans la répartition géographique des annonces. Talent.com recense une quinzaine d’offres récentes en développement sur l’ensemble du Grand Est, ce qui élargit le spectre géographique tout en confirmant l’attractivité des métiers de développement. Welcome to the Jungle souligne l’activité de S2I Evolution, une agence web recrutant des développeurs web, ce qui témoigne d’une demande croissante dans ce domaine spécifique. Enfin, LesJeudis met en avant l’engagement du groupe Alten à Strasbourg, qui propose une large gamme d’opportunités tous niveaux et secteurs confondus, ainsi que l’activité du groupe Celad, particulièrement dans le développement et l’administration système et réseau pour le secteur industriel.</text:p>
      <text:p text:style-name="Text_20_body">En synthèse, le marché alsacien de l’informatique, particulièrement dans le Haut-Rhin, se caractérise par une abondance d’opportunités dans les métiers du numérique, avec une forte représentation des secteurs industriels et des ESN. Les profils les plus recherchés incluent les développeurs web, les administrateurs systèmes et réseaux, les techniciens support informatique et les experts en technologies embarquées. Cette dynamique reflète l’attractivité de la région pour les entreprises technologiques et industrielles, ainsi qu’une demande soutenue pour des compétences techniques spécialisées.</text:p>
      <text:p text:style-name="P1"/>
      <text:p text:style-name="Text_20_body"/>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uentin Maia</meta:initial-creator>
    <meta:creation-date>2025-05-19T09:59:03.33</meta:creation-date>
    <dc:date>2025-05-20T21:45:51.55</dc:date>
    <dc:creator>Quentin Maia</dc:creator>
    <meta:editing-duration>PT10H11M34S</meta:editing-duration>
    <meta:editing-cycles>2</meta:editing-cycles>
    <meta:generator>OpenOffice/4.1.15$Win32 OpenOffice.org_project/4115m2$Build-9813</meta:generator>
    <meta:document-statistic meta:table-count="0" meta:image-count="0" meta:object-count="0" meta:page-count="4" meta:paragraph-count="72" meta:word-count="1731" meta:character-count="11228"/>
  </office:meta>
</office:document-meta>
</file>